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4月30日至107年5月6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13"/>
          <table:table-cell table:style-name="ce8" office:value-type="float" office:value="87" calcext:value-type="float" table:number-columns-spanned="2" table:number-rows-spanned="1">
            <text:p><text:s/>87 </text:p>
          </table:table-cell>
          <table:covered-table-cell table:style-name="ce13"/>
          <table:table-cell table:style-name="ce8" office:value-type="float" office:value="1207" calcext:value-type="float" table:number-columns-spanned="2" table:number-rows-spanned="1">
            <text:p><text:s/>1,207 </text:p>
          </table:table-cell>
          <table:covered-table-cell table:style-name="ce13"/>
          <table:table-cell table:style-name="ce8" office:value-type="float" office:value="171" calcext:value-type="float" table:number-columns-spanned="2" table:number-rows-spanned="1">
            <text:p><text:s/>171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13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13"/>
          <table:table-cell table:style-name="ce8" office:value-type="float" office:value="1207" calcext:value-type="float" table:number-columns-spanned="2" table:number-rows-spanned="1">
            <text:p><text:s/>1,207 </text:p>
          </table:table-cell>
          <table:covered-table-cell table:style-name="ce13"/>
          <table:table-cell table:style-name="ce8" office:value-type="float" office:value="200" calcext:value-type="float" table:number-columns-spanned="2" table:number-rows-spanned="1">
            <text:p><text:s/>200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2" office:value-type="float" office:value="150" calcext:value-type="float" table:number-columns-spanned="2" table:number-rows-spanned="1">
            <text:p>150.00 </text:p>
          </table:table-cell>
          <table:covered-table-cell table:style-name="ce14"/>
          <table:table-cell table:style-name="ce15" office:value-type="float" office:value="175" calcext:value-type="float" table:number-columns-spanned="2" table:number-rows-spanned="1">
            <text:p>175.00 </text:p>
          </table:table-cell>
          <table:covered-table-cell table:style-name="ce16"/>
          <table:table-cell table:style-name="ce15" office:value-type="float" office:value="117.39" calcext:value-type="float" table:number-columns-spanned="2" table:number-rows-spanned="1">
            <text:p>117.39 </text:p>
          </table:table-cell>
          <table:covered-table-cell table:style-name="ce16"/>
          <table:table-cell table:style-name="ce15" office:value-type="float" office:value="104.6" calcext:value-type="float" table:number-columns-spanned="2" table:number-rows-spanned="1">
            <text:p>104.6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6.96" calcext:value-type="float" table:number-columns-spanned="2" table:number-rows-spanned="1">
            <text:p>116.96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5月 7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00/00/00</text:date>, <text:time style:data-style-name="N2" text:time-value="18:06:07.39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5-09T18:19:59.174000000</dc:date>
    <meta:editing-duration>PT2H45M1S</meta:editing-duration>
    <meta:editing-cycles>49</meta:editing-cycles>
    <meta:document-statistic meta:table-count="1" meta:cell-count="39" meta:object-count="0"/>
  </office:meta>
</office:document-meta>
</file>